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c539" officeooo:paragraph-rsid="0003c539"/>
    </style:style>
    <style:style style:name="P2" style:family="paragraph" style:parent-style-name="Standard">
      <style:text-properties officeooo:paragraph-rsid="0003c539"/>
    </style:style>
    <style:style style:name="P3" style:family="paragraph" style:parent-style-name="Standard">
      <style:text-properties fo:font-size="18pt" officeooo:rsid="0003c539" officeooo:paragraph-rsid="0003c539" style:font-size-asian="18pt" style:font-size-complex="18pt"/>
    </style:style>
    <style:style style:name="P4" style:family="paragraph" style:parent-style-name="Standard">
      <style:text-properties fo:font-size="12pt" officeooo:rsid="0003c539" officeooo:paragraph-rsid="0003c539" style:font-size-asian="10.5pt" style:font-size-complex="12pt"/>
    </style:style>
    <style:style style:name="P5" style:family="paragraph" style:parent-style-name="Standard">
      <style:text-properties officeooo:rsid="0005359d" officeooo:paragraph-rsid="0005359d"/>
    </style:style>
    <style:style style:name="P6" style:family="paragraph" style:parent-style-name="Standard">
      <style:text-properties fo:font-size="14pt" officeooo:rsid="0005359d" officeooo:paragraph-rsid="0005359d" style:font-size-asian="14pt" style:font-size-complex="14pt"/>
    </style:style>
    <style:style style:name="P7" style:family="paragraph" style:parent-style-name="Standard">
      <style:text-properties officeooo:rsid="0005a4cb" officeooo:paragraph-rsid="0005a4cb"/>
    </style:style>
    <style:style style:name="T1" style:family="text">
      <style:text-properties style:font-name="Liberation Serif1"/>
    </style:style>
    <style:style style:name="T2" style:family="text">
      <style:text-properties style:font-name="Liberation Serif1" fo:font-size="12pt" style:font-size-asian="10.5pt" style:font-size-complex="12pt"/>
    </style:style>
    <style:style style:name="T3" style:family="text">
      <style:text-properties style:font-name="Liberation Serif1" officeooo:rsid="0003c539"/>
    </style:style>
    <style:style style:name="T4" style:family="text">
      <style:text-properties style:font-name="Liberation Serif1" officeooo:rsid="0005359d"/>
    </style:style>
    <style:style style:name="T5" style:family="text">
      <style:text-properties officeooo:rsid="0005a4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de SI:</text:p>
      <text:p text:style-name="P1"/>
      <text:p text:style-name="P1"/>
      <text:p text:style-name="P1">Enviar un correo a <text:a xlink:type="simple" xlink:href="mailto:dvinuela@iesmajuelo.com" text:style-name="Internet_20_link" text:visited-style-name="Visited_20_Internet_20_Link">dvinuela@iesmajuelo.com</text:a>, presentándome (nombre, estudios, donde vivo, edad, hobbies, subgrupo, …).</text:p>
      <text:p text:style-name="P1"/>
      <text:p text:style-name="P3">Sistemas de representación textual: </text:p>
      <text:p text:style-name="P4"><text:tab/>Códigos externos o de E/S: aquellos que son capaces de codificar el sistema binario con un sistema alfanumérico. </text:p>
      <text:p text:style-name="P4"/>
      <text:p text:style-name="P4"><text:tab/>Sistema binario = {0,1} → <text:span text:style-name="T1">β = {0,1} ^n</text:span></text:p>
      <text:p text:style-name="P2"><text:span text:style-name="T1"><text:tab/>Sistema alfanumérico →</text:span><text:span text:style-name="T3"> </text:span><text:span text:style-name="T4">alfa = {0-1, a-z, A-Z, caracteres especiales}</text:span></text:p>
      <text:p text:style-name="P2"><text:span text:style-name="T4"/></text:p>
      <text:p text:style-name="P6"><text:span text:style-name="T1">Códigos de E/S normalizados:</text:span></text:p>
      <text:p text:style-name="P6"><text:span text:style-name="T1"/></text:p>
      <text:p text:style-name="P6"><text:span text:style-name="T1">A) </text:span><text:span text:style-name="T2">Código BCD de intercambio normalizado: Standard Binary Coded Decimal Interchange Code. Usa 6 bits =&gt; 2^⁶ = 64 caracteres. A veces nos podemos encontrar un codigo BCD con un septimo bit, llamado bit de paridad, que sirve para verificar posibles errores.</text:span></text:p>
      <text:p text:style-name="P1"/>
      <text:p text:style-name="P5">B) Código EBCDIC: Extended Binary Coded Decimal Interchange Code. Usa 8 bits =&gt; 2⁸ = 256 caracteres. Como van a sobrar caracteres (tomandolo orientado al anglosajon), si la codificacion empieza por 00, son instrucciones de control del ordenador (enviados por la UC).</text:p>
      <text:p text:style-name="P7">Los cuatro primeros bits componen la zona, y representan la categoria del carácter; mientras que los ultimos 4 bits representan el digito, que especifica el carácter.</text:p>
      <text:p text:style-name="P5"/>
      <text:p text:style-name="P5"/>
      <text:p text:style-name="P5">C) <text:span text:style-name="T5">Código ASCII: American Standar Coded for Information Interchange. Usa 7 bits =&gt; 128 caracteres. Al igual que con el BCD, también se puede usar con un 8vo bit, que es el bit de paridad. Si usa el octavo bit, se llama ASCII Extended.</text:span></text:p>
      <text:p text:style-name="P1"/>
      <text:p text:style-name="P7">D) Código UNICODE: Unified Code. Usa 16 bits =&gt; 2^16 = 65536 caracteres. Se han creado múltiples tablas de caracteres, llamadas páginas de codigo, que corresponden a cada lengua distinta o conjunto de simbolos determin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2:29:49.354457511</meta:creation-date>
    <dc:date>2020-10-07T13:00:55.001708181</dc:date>
    <meta:editing-duration>PT9M24S</meta:editing-duration>
    <meta:editing-cycles>1</meta:editing-cycles>
    <meta:document-statistic meta:table-count="0" meta:image-count="0" meta:object-count="0" meta:page-count="1" meta:paragraph-count="12" meta:word-count="253" meta:character-count="1559" meta:non-whitespace-character-count="1315"/>
    <meta:generator>LibreOffice/6.2.8.2$Linux_X86_64 LibreOffice_project/20$Build-2</meta:generator>
  </office:meta>
</office:document-meta>
</file>